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5in"/>
    </style:style>
    <style:style style:name="co2" style:family="table-column">
      <style:table-column-properties fo:break-before="auto" style:column-width="3.2429in"/>
    </style:style>
    <style:style style:name="co3" style:family="table-column">
      <style:table-column-properties fo:break-before="auto" style:column-width="3.6146in"/>
    </style:style>
    <style:style style:name="co4" style:family="table-column">
      <style:table-column-properties fo:break-before="auto" style:column-width="4.04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<text:a xlink:href="http://www.unitedstateszipcodes.org/55118/">55118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1]&amp;[.A1]" office:value-type="string" office:string-value="http://www.fight4rx.org/map/getpharms3.php?address=55118">
            <text:p>http://www.fight4rx.org/map/getpharms3.php?address=55118</text:p>
          </table:table-cell>
          <table:table-cell table:style-name="ce3" table:formula="of:=&quot;curl -O &quot; &amp;[.C1]" office:value-type="string" office:string-value="curl -O http://www.fight4rx.org/map/getpharms3.php?address=55118">
            <text:p>curl -O http://www.fight4rx.org/map/getpharms3.php?address=55118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19/">55119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2]&amp;[.A2]" office:value-type="string" office:string-value="http://www.fight4rx.org/map/getpharms3.php?address=55119">
            <text:p>http://www.fight4rx.org/map/getpharms3.php?address=55119</text:p>
          </table:table-cell>
          <table:table-cell table:style-name="ce3" table:formula="of:=&quot;curl -O &quot; &amp;[.C2]" office:value-type="string" office:string-value="curl -O http://www.fight4rx.org/map/getpharms3.php?address=55119">
            <text:p>curl -O http://www.fight4rx.org/map/getpharms3.php?address=55119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0/">55120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3]&amp;[.A3]" office:value-type="string" office:string-value="http://www.fight4rx.org/map/getpharms3.php?address=55120">
            <text:p>http://www.fight4rx.org/map/getpharms3.php?address=55120</text:p>
          </table:table-cell>
          <table:table-cell table:style-name="ce3" table:formula="of:=&quot;curl -O &quot; &amp;[.C3]" office:value-type="string" office:string-value="curl -O http://www.fight4rx.org/map/getpharms3.php?address=55120">
            <text:p>curl -O http://www.fight4rx.org/map/getpharms3.php?address=55120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1/">55121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4]&amp;[.A4]" office:value-type="string" office:string-value="http://www.fight4rx.org/map/getpharms3.php?address=55121">
            <text:p>http://www.fight4rx.org/map/getpharms3.php?address=55121</text:p>
          </table:table-cell>
          <table:table-cell table:style-name="ce3" table:formula="of:=&quot;curl -O &quot; &amp;[.C4]" office:value-type="string" office:string-value="curl -O http://www.fight4rx.org/map/getpharms3.php?address=55121">
            <text:p>curl -O http://www.fight4rx.org/map/getpharms3.php?address=55121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2/">55122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5]&amp;[.A5]" office:value-type="string" office:string-value="http://www.fight4rx.org/map/getpharms3.php?address=55122">
            <text:p>http://www.fight4rx.org/map/getpharms3.php?address=55122</text:p>
          </table:table-cell>
          <table:table-cell table:style-name="ce3" table:formula="of:=&quot;curl -O &quot; &amp;[.C5]" office:value-type="string" office:string-value="curl -O http://www.fight4rx.org/map/getpharms3.php?address=55122">
            <text:p>curl -O http://www.fight4rx.org/map/getpharms3.php?address=55122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3/">55123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6]&amp;[.A6]" office:value-type="string" office:string-value="http://www.fight4rx.org/map/getpharms3.php?address=55123">
            <text:p>http://www.fight4rx.org/map/getpharms3.php?address=55123</text:p>
          </table:table-cell>
          <table:table-cell table:style-name="ce3" table:formula="of:=&quot;curl -O &quot; &amp;[.C6]" office:value-type="string" office:string-value="curl -O http://www.fight4rx.org/map/getpharms3.php?address=55123">
            <text:p>curl -O http://www.fight4rx.org/map/getpharms3.php?address=55123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4/">55124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7]&amp;[.A7]" office:value-type="string" office:string-value="http://www.fight4rx.org/map/getpharms3.php?address=55124">
            <text:p>http://www.fight4rx.org/map/getpharms3.php?address=55124</text:p>
          </table:table-cell>
          <table:table-cell table:style-name="ce3" table:formula="of:=&quot;curl -O &quot; &amp;[.C7]" office:value-type="string" office:string-value="curl -O http://www.fight4rx.org/map/getpharms3.php?address=55124">
            <text:p>curl -O http://www.fight4rx.org/map/getpharms3.php?address=55124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5/">55125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8]&amp;[.A8]" office:value-type="string" office:string-value="http://www.fight4rx.org/map/getpharms3.php?address=55125">
            <text:p>http://www.fight4rx.org/map/getpharms3.php?address=55125</text:p>
          </table:table-cell>
          <table:table-cell table:style-name="ce3" table:formula="of:=&quot;curl -O &quot; &amp;[.C8]" office:value-type="string" office:string-value="curl -O http://www.fight4rx.org/map/getpharms3.php?address=55125">
            <text:p>curl -O http://www.fight4rx.org/map/getpharms3.php?address=55125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6/">55126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9]&amp;[.A9]" office:value-type="string" office:string-value="http://www.fight4rx.org/map/getpharms3.php?address=55126">
            <text:p>http://www.fight4rx.org/map/getpharms3.php?address=55126</text:p>
          </table:table-cell>
          <table:table-cell table:style-name="ce3" table:formula="of:=&quot;curl -O &quot; &amp;[.C9]" office:value-type="string" office:string-value="curl -O http://www.fight4rx.org/map/getpharms3.php?address=55126">
            <text:p>curl -O http://www.fight4rx.org/map/getpharms3.php?address=55126</text:p>
          </table:table-cell>
          <table:table-cell table:style-name="ce3"/>
        </table:table-row>
        <table:table-row table:style-name="ro1">
          <table:table-cell table:style-name="ce1" office:value-type="string">
            <text:p><text:a xlink:href="http://www.unitedstateszipcodes.org/55127/">55127</text:a></text:p>
          </table:table-cell>
          <table:table-cell table:style-name="ce3" office:value-type="string">
            <text:p><text:a xlink:href="http://www.fight4rx.org/map/getpharms3.php?address">http://www.fight4rx.org/map/getpharms3.php?address</text:a>=</text:p>
          </table:table-cell>
          <table:table-cell table:style-name="ce3" table:formula="of:=[.B10]&amp;[.A10]" office:value-type="string" office:string-value="http://www.fight4rx.org/map/getpharms3.php?address=55127">
            <text:p>http://www.fight4rx.org/map/getpharms3.php?address=55127</text:p>
          </table:table-cell>
          <table:table-cell table:style-name="ce3" table:formula="of:=&quot;curl -O &quot; &amp;[.C10]" office:value-type="string" office:string-value="curl -O http://www.fight4rx.org/map/getpharms3.php?address=55127">
            <text:p>curl -O http://www.fight4rx.org/map/getpharms3.php?address=55127</text:p>
          </table:table-cell>
          <table:table-cell table:style-name="ce3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9/26/2014</text:date>, <text:time>00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Ye</meta:initial-creator>
    <meta:creation-date>2014-09-25T20:40:54</meta:creation-date>
    <dc:date>2014-09-26T00:09:33</dc:date>
    <dc:creator>Allison Ye</dc:creator>
    <meta:editing-duration>PT1H16M36S</meta:editing-duration>
    <meta:editing-cycles>1</meta:editing-cycles>
    <meta:document-statistic meta:table-count="3" meta:cell-count="40" meta:object-count="0"/>
    <meta:generator>OpenOffice/4.1.1$Unix OpenOffice.org_project/411m6$Build-9775</meta:generator>
  </office:meta>
</office:document-meta>
</file>